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size="14pt" style:font-size-asian="14pt" style:font-size-complex="14pt"/>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Normal" style:family="paragraph">
      <style:text-properties fo:font-weight="bold" style:font-weight-asian="bold" style:font-weight-complex="bold" fo:font-size="14pt" style:font-size-asian="14pt" style:font-size-complex="14pt"/>
    </style:style>
    <style:style style:name="T8" style:parent-style-name="DefaultParagraphFont" style:family="text">
      <style:text-properties fo:font-weight="bold" style:font-weight-asian="bold" style:font-weight-complex="bold" fo:font-size="14pt" style:font-size-asian="14pt" style:font-size-complex="14pt"/>
    </style:style>
    <style:style style:name="T9" style:parent-style-name="DefaultParagraphFont" style:family="text">
      <style:text-properties fo:font-weight="bold" style:font-weight-asian="bold" style:font-weight-complex="bold" fo:font-size="14pt" style:font-size-asian="14pt" style:font-size-complex="14pt"/>
    </style:style>
    <style:style style:name="P10" style:parent-style-name="Normal" style:family="paragraph">
      <style:text-properties fo:font-weight="bold" style:font-weight-asian="bold" style:font-weight-complex="bold" fo:font-size="14pt" style:font-size-asian="14pt" style:font-size-complex="14pt"/>
    </style:style>
    <style:style style:name="P11" style:parent-style-name="Normal" style:family="paragraph">
      <style:text-properties fo:font-weight="bold" style:font-weight-asian="bold" style:font-weight-complex="bold" fo:font-size="14pt" style:font-size-asian="14pt" style:font-size-complex="14pt"/>
    </style:style>
    <style:style style:name="P12" style:parent-style-name="Normal" style:family="paragraph">
      <style:text-properties fo:font-weight="bold" style:font-weight-asian="bold" style:font-weight-complex="bold" fo:font-size="14pt" style:font-size-asian="14pt" style:font-size-complex="14pt"/>
    </style:style>
    <style:style style:name="P13" style:parent-style-name="Normal" style:family="paragraph">
      <style:text-properties fo:font-weight="bold" style:font-weight-asian="bold" style:font-weight-complex="bold" fo:font-size="14pt" style:font-size-asian="14pt" style:font-size-complex="14pt"/>
    </style:style>
    <style:style style:name="P14" style:parent-style-name="Normal" style:family="paragraph">
      <style:text-properties fo:font-weight="bold" style:font-weight-asian="bold" style:font-weight-complex="bold" fo:font-size="14pt" style:font-size-asian="14pt" style:font-size-complex="14pt"/>
    </style:style>
    <style:style style:name="P15" style:parent-style-name="Normal" style:family="paragraph">
      <style:text-properties fo:font-weight="bold" style:font-weight-asian="bold" style:font-weight-complex="bold" fo:font-size="14pt" style:font-size-asian="14pt" style:font-size-complex="14pt"/>
    </style:style>
    <style:style style:name="P16" style:parent-style-name="Normal" style:family="paragraph">
      <style:text-properties fo:font-weight="bold" style:font-weight-asian="bold" style:font-weight-complex="bold" fo:font-size="14pt" style:font-size-asian="14pt" style:font-size-complex="14pt"/>
    </style:style>
    <style:style style:name="P17" style:parent-style-name="Normal" style:family="paragraph">
      <style:paragraph-properties fo:break-before="page"/>
    </style:style>
    <style:style style:name="P18" style:parent-style-name="Normal" style:list-style-name="LFO1" style:family="paragraph">
      <style:paragraph-properties fo:margin-top="0.0694in" fo:margin-bottom="0.0694in" fo:line-height="100%"/>
    </style:style>
    <style:style style:name="P19" style:parent-style-name="Normal" style:list-style-name="LFO2" style:family="paragraph">
      <style:paragraph-properties fo:margin-top="0.0694in" fo:margin-bottom="0.0694in" fo:line-height="100%"/>
    </style:style>
    <style:style style:name="P20" style:parent-style-name="Normal" style:list-style-name="LFO2" style:family="paragraph">
      <style:paragraph-properties fo:margin-top="0.0694in" fo:margin-bottom="0.0694in" fo:line-height="100%"/>
    </style:style>
    <style:style style:name="P21" style:parent-style-name="Normal" style:list-style-name="LFO2" style:family="paragraph">
      <style:paragraph-properties fo:margin-top="0.0694in" fo:margin-bottom="0.0694in" fo:line-height="100%"/>
    </style:style>
    <style:style style:name="P22" style:parent-style-name="Normal" style:list-style-name="LFO2" style:family="paragraph">
      <style:paragraph-properties fo:margin-top="0.0694in" fo:margin-bottom="0.0694in" fo:line-height="100%"/>
    </style:style>
    <style:style style:name="P23" style:parent-style-name="Normal" style:list-style-name="LFO2" style:family="paragraph">
      <style:paragraph-properties fo:margin-top="0.0694in" fo:margin-bottom="0.0694in" fo:line-height="100%"/>
    </style:style>
    <style:style style:name="P24" style:parent-style-name="Normal" style:list-style-name="LFO2" style:family="paragraph">
      <style:paragraph-properties fo:margin-top="0.0694in" fo:margin-bottom="0.0694in" fo:line-height="100%"/>
    </style:style>
    <style:style style:name="P25" style:parent-style-name="Normal" style:list-style-name="LFO2" style:family="paragraph">
      <style:paragraph-properties fo:margin-top="0.0694in" fo:margin-bottom="0.0694in" fo:line-height="100%"/>
    </style:style>
    <style:style style:name="P26" style:parent-style-name="Normal" style:list-style-name="LFO3" style:family="paragraph">
      <style:paragraph-properties fo:margin-top="0.0694in" fo:margin-bottom="0.0694in" fo:line-height="100%"/>
    </style:style>
    <style:style style:name="P27" style:parent-style-name="Normal" style:list-style-name="LFO3" style:family="paragraph">
      <style:paragraph-properties fo:margin-top="0.0694in" fo:margin-bottom="0.0694in" fo:line-height="100%"/>
    </style:style>
    <style:style style:name="P28" style:parent-style-name="Normal" style:list-style-name="LFO3" style:family="paragraph">
      <style:paragraph-properties fo:margin-top="0.0694in" fo:margin-bottom="0.0694in" fo:line-height="100%"/>
    </style:style>
    <style:style style:name="P29" style:parent-style-name="Normal" style:list-style-name="LFO4" style:family="paragraph">
      <style:paragraph-properties fo:margin-top="0.0694in" fo:margin-bottom="0.0694in" fo:line-height="100%"/>
    </style:style>
    <style:style style:name="P30" style:parent-style-name="Normal" style:list-style-name="LFO4" style:family="paragraph">
      <style:paragraph-properties fo:margin-top="0.0694in" fo:margin-bottom="0.0694in" fo:line-height="100%"/>
    </style:style>
    <style:style style:name="P31" style:parent-style-name="Normal" style:list-style-name="LFO4" style:family="paragraph">
      <style:paragraph-properties fo:margin-top="0.0694in" fo:margin-bottom="0.0694in" fo:line-height="100%"/>
    </style:style>
    <style:style style:name="P32" style:parent-style-name="Normal" style:list-style-name="LFO4" style:family="paragraph">
      <style:paragraph-properties fo:margin-top="0.0694in" fo:margin-bottom="0.0694in" fo:line-height="100%"/>
    </style:style>
    <style:style style:name="P33" style:parent-style-name="Normal" style:list-style-name="LFO4" style:family="paragraph">
      <style:paragraph-properties fo:margin-top="0.0694in" fo:margin-bottom="0.0694in" fo:line-height="100%"/>
    </style:style>
    <style:style style:name="P34" style:parent-style-name="Normal" style:list-style-name="LFO4" style:family="paragraph">
      <style:paragraph-properties fo:margin-top="0.0694in" fo:margin-bottom="0.0694in" fo:line-height="100%"/>
    </style:style>
    <style:style style:name="P35" style:parent-style-name="Normal" style:list-style-name="LFO4" style:family="paragraph">
      <style:paragraph-properties fo:margin-top="0.0694in" fo:margin-bottom="0.0694in" fo:line-height="100%"/>
    </style:style>
    <style:style style:name="P36" style:parent-style-name="Normal" style:list-style-name="LFO4" style:family="paragraph">
      <style:paragraph-properties fo:margin-top="0.0694in" fo:margin-bottom="0.0694in" fo:line-height="100%"/>
    </style:style>
    <style:style style:name="P37" style:parent-style-name="Normal" style:list-style-name="LFO4" style:family="paragraph">
      <style:paragraph-properties fo:margin-top="0.0694in" fo:margin-bottom="0.0694in" fo:line-height="100%"/>
    </style:style>
    <style:style style:name="P38" style:parent-style-name="Normal" style:list-style-name="LFO5" style:family="paragraph">
      <style:paragraph-properties fo:margin-top="0.0694in" fo:margin-bottom="0.0694in" fo:line-height="100%"/>
    </style:style>
    <style:style style:name="P39" style:parent-style-name="Normal" style:list-style-name="LFO5" style:family="paragraph">
      <style:paragraph-properties fo:margin-top="0.0694in" fo:margin-bottom="0.0694in" fo:line-height="100%"/>
    </style:style>
    <style:style style:name="P40" style:parent-style-name="Normal" style:list-style-name="LFO5" style:family="paragraph">
      <style:paragraph-properties fo:margin-top="0.0694in" fo:margin-bottom="0.0694in" fo:line-height="100%"/>
    </style:style>
    <style:style style:name="P41" style:parent-style-name="Normal" style:list-style-name="LFO5" style:family="paragraph">
      <style:paragraph-properties fo:margin-top="0.0694in" fo:margin-bottom="0.0694in" fo:line-height="100%"/>
    </style:style>
    <style:style style:name="P42" style:parent-style-name="Normal" style:list-style-name="LFO5" style:family="paragraph">
      <style:paragraph-properties fo:margin-top="0.0694in" fo:margin-bottom="0.0694in" fo:line-height="100%"/>
    </style:style>
    <style:style style:name="P43" style:parent-style-name="Normal" style:list-style-name="LFO5" style:family="paragraph">
      <style:paragraph-properties fo:margin-top="0.0694in" fo:margin-bottom="0.0694in" fo:line-height="100%"/>
    </style:style>
    <style:style style:name="P44" style:parent-style-name="Normal" style:list-style-name="LFO6" style:family="paragraph">
      <style:paragraph-properties fo:margin-top="0.0694in" fo:margin-bottom="0.0694in" fo:line-height="100%"/>
    </style:style>
    <style:style style:name="P45" style:parent-style-name="Normal" style:list-style-name="LFO6" style:family="paragraph">
      <style:paragraph-properties fo:margin-top="0.0694in" fo:margin-bottom="0.0694in" fo:line-height="100%"/>
    </style:style>
    <style:style style:name="P46" style:parent-style-name="Normal" style:list-style-name="LFO6" style:family="paragraph">
      <style:paragraph-properties fo:margin-top="0.0694in" fo:margin-bottom="0.0694in" fo:line-height="100%"/>
    </style:style>
    <style:style style:name="P47" style:parent-style-name="Normal" style:list-style-name="LFO6" style:family="paragraph">
      <style:paragraph-properties fo:margin-top="0.0694in" fo:margin-bottom="0.0694in" fo:line-height="100%"/>
    </style:style>
    <style:style style:name="P48" style:parent-style-name="Normal" style:list-style-name="LFO6" style:family="paragraph">
      <style:paragraph-properties fo:margin-top="0.0694in" fo:margin-bottom="0.0694in" fo:line-height="100%"/>
    </style:style>
    <style:style style:name="P49" style:parent-style-name="Normal" style:list-style-name="LFO6" style:family="paragraph">
      <style:paragraph-properties fo:margin-top="0.0694in" fo:margin-bottom="0.0694in" fo:line-height="100%"/>
    </style:style>
    <style:style style:name="P50" style:parent-style-name="Normal" style:list-style-name="LFO6" style:family="paragraph">
      <style:paragraph-properties fo:margin-top="0.0694in" fo:margin-bottom="0.0694in" fo:line-height="100%"/>
    </style:style>
    <style:style style:name="P51" style:parent-style-name="Normal" style:list-style-name="LFO7" style:family="paragraph">
      <style:paragraph-properties fo:margin-top="0.0694in" fo:margin-bottom="0.0694in" fo:line-height="100%"/>
    </style:style>
    <style:style style:name="P52" style:parent-style-name="Normal" style:list-style-name="LFO7" style:family="paragraph">
      <style:paragraph-properties fo:margin-top="0.0694in" fo:margin-bottom="0.0694in" fo:line-height="100%"/>
    </style:style>
    <style:style style:name="P53" style:parent-style-name="Normal" style:list-style-name="LFO7" style:family="paragraph">
      <style:paragraph-properties fo:margin-top="0.0694in" fo:margin-bottom="0.0694in" fo:line-height="100%"/>
    </style:style>
    <style:style style:name="P54" style:parent-style-name="Normal" style:list-style-name="LFO7" style:family="paragraph">
      <style:paragraph-properties fo:margin-top="0.0694in" fo:margin-bottom="0.0694in" fo:line-height="100%"/>
    </style:style>
    <style:style style:name="P55" style:parent-style-name="Normal" style:list-style-name="LFO7" style:family="paragraph">
      <style:paragraph-properties fo:margin-top="0.0694in" fo:margin-bottom="0.0694in" fo:line-height="100%"/>
    </style:style>
    <style:style style:name="P56" style:parent-style-name="Normal" style:list-style-name="LFO7" style:family="paragraph">
      <style:paragraph-properties fo:margin-top="0.0694in" fo:margin-bottom="0.0694in" fo:line-height="100%"/>
    </style:style>
    <style:style style:name="P57" style:parent-style-name="NormalWeb" style:list-style-name="LFO8" style:family="paragraph"/>
    <style:style style:name="P58" style:parent-style-name="Normal" style:list-style-name="LFO8" style:family="paragraph">
      <style:paragraph-properties fo:margin-top="0.0694in" fo:margin-bottom="0.0694in" fo:line-height="100%"/>
    </style:style>
    <style:style style:name="P59" style:parent-style-name="Normal" style:list-style-name="LFO8" style:family="paragraph">
      <style:paragraph-properties fo:margin-top="0.0694in" fo:margin-bottom="0.0694in" fo:line-height="100%"/>
    </style:style>
    <style:style style:name="P60" style:parent-style-name="Normal" style:list-style-name="LFO8" style:family="paragraph">
      <style:paragraph-properties fo:margin-top="0.0694in" fo:margin-bottom="0.0694in" fo:line-height="100%"/>
    </style:style>
    <style:style style:name="P61" style:parent-style-name="Normal" style:list-style-name="LFO8" style:family="paragraph">
      <style:paragraph-properties fo:margin-top="0.0694in" fo:margin-bottom="0.0694in" fo:line-height="100%"/>
    </style:style>
    <style:style style:name="P62" style:parent-style-name="Normal" style:list-style-name="LFO8" style:family="paragraph">
      <style:paragraph-properties fo:margin-top="0.0694in" fo:margin-bottom="0.0694in" fo:line-height="100%"/>
    </style:style>
    <style:style style:name="P63" style:parent-style-name="NormalWeb" style:list-style-name="LFO8" style:family="paragraph"/>
    <style:style style:name="P64" style:parent-style-name="Normal" style:list-style-name="LFO8" style:family="paragraph">
      <style:paragraph-properties fo:margin-top="0.0694in" fo:margin-bottom="0.0694in" fo:line-height="100%"/>
    </style:style>
    <style:style style:name="P65" style:parent-style-name="Normal" style:list-style-name="LFO8" style:family="paragraph">
      <style:paragraph-properties fo:margin-top="0.0694in" fo:margin-bottom="0.0694in" fo:line-height="100%"/>
    </style:style>
    <style:style style:name="P66" style:parent-style-name="Normal" style:list-style-name="LFO8" style:family="paragraph">
      <style:paragraph-properties fo:margin-top="0.0694in" fo:margin-bottom="0.0694in" fo:line-height="100%"/>
    </style:style>
    <style:style style:name="P67" style:parent-style-name="NormalWeb" style:list-style-name="LFO8" style:family="paragraph"/>
    <style:style style:name="P68" style:parent-style-name="Normal" style:list-style-name="LFO8" style:family="paragraph">
      <style:paragraph-properties fo:margin-top="0.0694in" fo:margin-bottom="0.0694in" fo:line-height="100%"/>
    </style:style>
    <style:style style:name="P69" style:parent-style-name="Normal" style:list-style-name="LFO8" style:family="paragraph">
      <style:paragraph-properties fo:margin-top="0.0694in" fo:margin-bottom="0.0694in" fo:line-height="100%"/>
    </style:style>
    <style:style style:name="P70" style:parent-style-name="Normal" style:list-style-name="LFO8" style:family="paragraph">
      <style:paragraph-properties fo:margin-top="0.0694in" fo:margin-bottom="0.0694in" fo:line-height="100%"/>
    </style:style>
    <style:style style:name="P71" style:parent-style-name="Normal" style:list-style-name="LFO9" style:family="paragraph">
      <style:paragraph-properties fo:margin-top="0.0694in" fo:margin-bottom="0.0694in" fo:line-height="100%"/>
    </style:style>
    <style:style style:name="P72" style:parent-style-name="Normal" style:list-style-name="LFO9" style:family="paragraph">
      <style:paragraph-properties fo:margin-top="0.0694in" fo:margin-bottom="0.0694in" fo:line-height="100%"/>
    </style:style>
    <style:style style:name="P73" style:parent-style-name="Normal" style:list-style-name="LFO9" style:family="paragraph">
      <style:paragraph-properties fo:margin-top="0.0694in" fo:margin-bottom="0.0694in" fo:line-height="100%"/>
    </style:style>
    <style:style style:name="P74" style:parent-style-name="Normal" style:list-style-name="LFO9" style:family="paragraph">
      <style:paragraph-properties fo:margin-top="0.0694in" fo:margin-bottom="0.0694in" fo:line-height="100%"/>
    </style:style>
    <style:style style:name="P75" style:parent-style-name="Normal" style:family="paragraph">
      <style:paragraph-properties fo:break-before="page"/>
    </style:style>
    <style:style style:name="P76" style:parent-style-name="NormalWeb" style:list-style-name="LFO10" style:family="paragraph"/>
    <style:style style:name="P77" style:parent-style-name="Normal" style:list-style-name="LFO10" style:family="paragraph">
      <style:paragraph-properties fo:margin-top="0.0694in" fo:margin-bottom="0.0694in" fo:line-height="100%"/>
    </style:style>
    <style:style style:name="P78" style:parent-style-name="Normal" style:list-style-name="LFO10" style:family="paragraph">
      <style:paragraph-properties fo:margin-top="0.0694in" fo:margin-bottom="0.0694in" fo:line-height="100%"/>
    </style:style>
    <style:style style:name="P79" style:parent-style-name="Normal" style:list-style-name="LFO10" style:family="paragraph">
      <style:paragraph-properties fo:margin-top="0.0694in" fo:margin-bottom="0.0694in" fo:line-height="100%"/>
    </style:style>
    <style:style style:name="P80" style:parent-style-name="NormalWeb" style:list-style-name="LFO10" style:family="paragraph"/>
    <style:style style:name="P81" style:parent-style-name="Normal" style:list-style-name="LFO10" style:family="paragraph">
      <style:paragraph-properties fo:margin-top="0.0694in" fo:margin-bottom="0.0694in" fo:line-height="100%"/>
    </style:style>
    <style:style style:name="P82" style:parent-style-name="Normal" style:list-style-name="LFO10" style:family="paragraph">
      <style:paragraph-properties fo:margin-top="0.0694in" fo:margin-bottom="0.0694in" fo:line-height="100%"/>
    </style:style>
    <style:style style:name="P83" style:parent-style-name="NormalWeb" style:list-style-name="LFO10" style:family="paragraph"/>
    <style:style style:name="P84" style:parent-style-name="Normal" style:list-style-name="LFO10" style:family="paragraph">
      <style:paragraph-properties fo:margin-top="0.0694in" fo:margin-bottom="0.0694in" fo:line-height="100%"/>
    </style:style>
    <style:style style:name="P85" style:parent-style-name="Normal" style:list-style-name="LFO10" style:family="paragraph">
      <style:paragraph-properties fo:margin-top="0.0694in" fo:margin-bottom="0.0694in" fo:line-height="100%"/>
    </style:style>
    <style:style style:name="P86" style:parent-style-name="Normal" style:list-style-name="LFO10" style:family="paragraph">
      <style:paragraph-properties fo:margin-top="0.0694in" fo:margin-bottom="0.0694in" fo:line-height="100%"/>
    </style:style>
    <style:style style:name="P87" style:parent-style-name="NormalWeb" style:list-style-name="LFO10" style:family="paragraph"/>
    <style:style style:name="P88" style:parent-style-name="Normal" style:list-style-name="LFO10" style:family="paragraph">
      <style:paragraph-properties fo:margin-top="0.0694in" fo:margin-bottom="0.0694in" fo:line-height="100%"/>
    </style:style>
    <style:style style:name="P89" style:parent-style-name="Normal" style:list-style-name="LFO10" style:family="paragraph">
      <style:paragraph-properties fo:margin-top="0.0694in" fo:margin-bottom="0.0694in" fo:line-height="100%"/>
    </style:style>
    <style:style style:name="P90" style:parent-style-name="Normal" style:list-style-name="LFO10" style:family="paragraph">
      <style:paragraph-properties fo:margin-top="0.0694in" fo:margin-bottom="0.0694in" fo:line-height="100%"/>
    </style:style>
    <style:style style:name="P91" style:parent-style-name="NormalWeb" style:list-style-name="LFO10" style:family="paragraph"/>
    <style:style style:name="P92" style:parent-style-name="Normal" style:list-style-name="LFO10" style:family="paragraph">
      <style:paragraph-properties fo:margin-top="0.0694in" fo:margin-bottom="0.0694in" fo:line-height="100%"/>
    </style:style>
    <style:style style:name="P93" style:parent-style-name="Normal" style:list-style-name="LFO10" style:family="paragraph">
      <style:paragraph-properties fo:margin-top="0.0694in" fo:margin-bottom="0.0694in" fo:line-height="100%"/>
    </style:style>
    <style:style style:name="P94" style:parent-style-name="NormalWeb" style:list-style-name="LFO10" style:family="paragraph"/>
    <style:style style:name="P95" style:parent-style-name="Normal" style:list-style-name="LFO10" style:family="paragraph">
      <style:paragraph-properties fo:margin-top="0.0694in" fo:margin-bottom="0.0694in" fo:line-height="100%"/>
    </style:style>
    <style:style style:name="P96" style:parent-style-name="Normal" style:list-style-name="LFO10" style:family="paragraph">
      <style:paragraph-properties fo:margin-top="0.0694in" fo:margin-bottom="0.0694in" fo:line-height="100%"/>
    </style:style>
    <style:style style:name="P97" style:parent-style-name="NormalWeb" style:list-style-name="LFO10" style:family="paragraph"/>
    <style:style style:name="P98" style:parent-style-name="Normal" style:list-style-name="LFO10" style:family="paragraph">
      <style:paragraph-properties fo:margin-top="0.0694in" fo:margin-bottom="0.0694in" fo:line-height="100%"/>
    </style:style>
    <style:style style:name="P99" style:parent-style-name="Normal" style:list-style-name="LFO10" style:family="paragraph">
      <style:paragraph-properties fo:margin-top="0.0694in" fo:margin-bottom="0.0694in" fo:line-height="100%"/>
    </style:style>
    <style:style style:name="P100" style:parent-style-name="NormalWeb" style:list-style-name="LFO10" style:family="paragraph"/>
    <style:style style:name="P101" style:parent-style-name="Normal" style:list-style-name="LFO10" style:family="paragraph">
      <style:paragraph-properties fo:margin-top="0.0694in" fo:margin-bottom="0.0694in" fo:line-height="100%"/>
    </style:style>
    <style:style style:name="P102" style:parent-style-name="Normal" style:list-style-name="LFO10" style:family="paragraph">
      <style:paragraph-properties fo:margin-top="0.0694in" fo:margin-bottom="0.0694in" fo:line-height="100%"/>
    </style:style>
    <style:style style:name="P103" style:parent-style-name="Normal" style:list-style-name="LFO11" style:family="paragraph">
      <style:paragraph-properties fo:margin-top="0.0694in" fo:margin-bottom="0.0694in" fo:line-height="100%"/>
    </style:style>
    <style:style style:name="P104" style:parent-style-name="Normal" style:list-style-name="LFO11" style:family="paragraph">
      <style:paragraph-properties fo:margin-top="0.0694in" fo:margin-bottom="0.0694in" fo:line-height="100%"/>
    </style:style>
    <style:style style:name="P105" style:parent-style-name="Normal" style:list-style-name="LFO11" style:family="paragraph">
      <style:paragraph-properties fo:margin-top="0.0694in" fo:margin-bottom="0.0694in" fo:line-height="100%"/>
    </style:style>
    <style:style style:name="T106" style:parent-style-name="HTMLCode" style:family="text">
      <style:text-properties style:font-name-asian="Aptos"/>
    </style:style>
    <style:style style:name="T107" style:parent-style-name="HTMLCode" style:family="text">
      <style:text-properties style:font-name-asian="Aptos"/>
    </style:style>
    <style:style style:name="T108" style:parent-style-name="HTMLCode" style:family="text">
      <style:text-properties style:font-name-asian="Aptos"/>
    </style:style>
    <style:style style:name="P109" style:parent-style-name="Normal" style:list-style-name="LFO12" style:family="paragraph">
      <style:paragraph-properties fo:margin-top="0.0694in" fo:margin-bottom="0.0694in" fo:line-height="100%"/>
    </style:style>
    <style:style style:name="P110" style:parent-style-name="Normal" style:list-style-name="LFO12" style:family="paragraph">
      <style:paragraph-properties fo:margin-top="0.0694in" fo:margin-bottom="0.0694in" fo:line-height="100%"/>
    </style:style>
    <style:style style:name="P111" style:parent-style-name="Normal" style:list-style-name="LFO12" style:family="paragraph">
      <style:paragraph-properties fo:margin-top="0.0694in" fo:margin-bottom="0.0694in" fo:line-height="100%"/>
    </style:style>
    <style:style style:name="P112" style:parent-style-name="Normal" style:family="paragraph">
      <style:paragraph-properties fo:margin-top="0.0694in" fo:margin-bottom="0.0694in" fo:line-height="100%" fo:margin-left="0.5in">
        <style:tab-stops/>
      </style:paragraph-properties>
    </style:style>
    <style:style style:name="P113" style:parent-style-name="Normal" style:family="paragraph">
      <style:paragraph-properties fo:break-before="page"/>
      <style:text-properties fo:hyphenate="true"/>
    </style:style>
    <style:style style:name="P114" style:parent-style-name="Normal" style:family="paragraph">
      <style:text-properties fo:font-weight="bold" style:font-weight-asian="bold" style:font-weight-complex="bold" fo:font-size="14pt" style:font-size-asian="14pt" style:font-size-complex="14pt"/>
    </style:style>
  </office:automatic-styles>
  <office:body>
    <office:text text:use-soft-page-breaks="true">
      <text:h text:style-name="P1" text:outline-level="2">Project Idea: Digital Car Service History Management System</text:h>
      <text:p text:style-name="Normal"/>
      <text:p text:style-name="Normal"><text:span text:style-name="T2">Problem</text:span>: Keeping track of a car's service history can be challenging for owners, especially when dealing with multiple service providers or when selling a used car.</text:p>
      <text:p text:style-name="Normal"/>
      <text:p text:style-name="Normal"><text:span text:style-name="T3">Solution</text:span><text:span text:style-name="T4">:</text:span><text:s/>Develop a Digital Car Service History Management System using Python and AWS. This system will allow car owners, service providers, and potential buyers to access and update comprehensive service records securely.</text:p>
      <text:p text:style-name="P5"/>
      <text:p text:style-name="P6">Components and Technologies:</text:p>
      <text:p text:style-name="Normal"/>
      <text:p text:style-name="P7">1. Backend (Python with Django):</text:p>
      <text:p text:style-name="Normal"><text:s text:c="3"/>- Develop a backend server using Python with a web framework like Flask or Django to handle CRUD operations for service records.</text:p>
      <text:p text:style-name="Normal"><text:s text:c="3"/>- Implement APIs for adding new service records, updating existing records, and querying service history.</text:p>
      <text:p text:style-name="Normal"/>
      <text:p text:style-name="Normal"><text:span text:style-name="T8">2.</text:span><text:s/><text:span text:style-name="T9">Database (AWS DynamoDB or RDS):</text:span></text:p>
      <text:p text:style-name="Normal"><text:s text:c="3"/>- Use AWS DynamoDB (NoSQL) or RDS (SQL) to store car details, service records (e.g., maintenance, repairs, inspections), and owner information securely.</text:p>
      <text:p text:style-name="Normal"/>
      <text:p text:style-name="P10">3. Authentication and Authorization (AWS Cognito):</text:p>
      <text:p text:style-name="Normal"><text:s text:c="3"/>- Implement AWS Cognito for user authentication and authorization to ensure secure access to service history records based on user roles (e.g., car owner, service provider).</text:p>
      <text:p text:style-name="Normal"/>
      <text:p text:style-name="P11">4. Data Storage and Integration:</text:p>
      <text:p text:style-name="Normal"><text:s text:c="3"/>- Utilize AWS S3 for storing documents related to service records, such as invoices, inspection reports, and photos of repairs.</text:p>
      <text:p text:style-name="Normal"><text:s text:c="3"/>- Integrate with third-party APIs (e.g., VIN decoding services) to automatically populate car details based on the vehicle identification number (VIN).</text:p>
      <text:p text:style-name="Normal"/>
      <text:p text:style-name="P12">5. Search and Reporting:</text:p>
      <text:p text:style-name="Normal"><text:s text:c="3"/>- Implement search functionalities to allow car owners and potential buyers to quickly retrieve service history records by VIN, date range, or service type.</text:p>
      <text:p text:style-name="Normal"><text:s text:c="3"/>- Generate comprehensive reports summarizing the car's maintenance history for inspection purposes or resale.</text:p>
      <text:p text:style-name="Normal"/>
      <text:p text:style-name="P13">6. Notification and Alerts (AWS SNS):</text:p>
      <text:p text:style-name="Normal"><text:s text:c="3"/>- Set up AWS Simple Notification Service (SNS) to notify car owners of upcoming service due dates, recalls, or critical service updates based on historical data.</text:p>
      <text:p text:style-name="Normal"/>
      <text:p text:style-name="P14">7. User Interface (Web and Mobile App):</text:p>
      <text:p text:style-name="Normal"><text:s text:c="3"/>- Develop a user-friendly web application using AWS Amplify or AWS Elastic Beanstalk for desktop access.</text:p>
      <text:p text:style-name="Normal"><text:s text:c="3"/>- Create a mobile app (React Native or Flutter) for convenient access to service history records on the go.</text:p>
      <text:p text:style-name="Normal"/>
      <text:p text:style-name="P15">Benefits:</text:p>
      <text:p text:style-name="Normal">Transparency and Trust: Provides transparency in the car's maintenance history, enhancing trust between buyers and sellers in the used car market.</text:p>
      <text:p text:style-name="Normal">Convenience: Simplifies record-keeping for car owners and reduces paperwork by storing all service records digitally in one place.</text:p>
      <text:p text:style-name="Normal">Compliance: Helps ensure compliance with manufacturer-recommended service intervals and warranty requirements.</text:p>
      <text:p text:style-name="Normal"/>
      <text:p text:style-name="P16">Local Adaptation for South Africa(personalisation):</text:p>
      <text:p text:style-name="Normal">Customize the system to include common service practices and regulations specific to the South African automotive market.</text:p>
      <text:p text:style-name="Normal">Provide multilingual support and adapt the user interface to cater to local preferences and usability standards.</text:p>
      <text:p text:style-name="Normal"/>
      <text:soft-page-break/>
      <text:p text:style-name="Normal">This project leverages Python for backend development and integrates seamlessly with AWS services to create a scalable and secure solution for managing car service history. It addresses a practical need and can potentially benefit car owners, service providers, and buyers in South Africa by improving transparency and efficiency in managing vehicle maintenance records.</text:p>
      <text:p text:style-name="Normal"/>
      <text:p text:style-name="P17"/>
      <text:h text:style-name="Heading3" text:outline-level="3"/>
      <text:h text:style-name="Heading3" text:outline-level="3">1. Defining Requirements</text:h>
      <text:p text:style-name="NormalWeb"><text:span text:style-name="Strong">Purpose:</text:span></text:p>
      <text:list text:style-name="LFO1" text:continue-numbering="true">
        <text:list-item>
          <text:p text:style-name="P18">Provide a centralized system for car owners, service providers, and potential buyers to access and update comprehensive service records securely.</text:p>
        </text:list-item>
      </text:list>
      <text:p text:style-name="NormalWeb"><text:span text:style-name="Strong">Functionality:</text:span></text:p>
      <text:list text:style-name="LFO2" text:continue-numbering="true">
        <text:list-item>
          <text:p text:style-name="P19"><text:span text:style-name="Strong">User Roles:</text:span><text:s/>Car owners, service providers, and potential buyers.</text:p>
        </text:list-item>
        <text:list-item>
          <text:p text:style-name="P20"><text:span text:style-name="Strong">CRUD Operations:</text:span><text:s/>Create, Read, Update, Delete service records.</text:p>
        </text:list-item>
        <text:list-item>
          <text:p text:style-name="P21"><text:span text:style-name="Strong">Authentication:</text:span><text:s/>Secure login and access control.</text:p>
        </text:list-item>
        <text:list-item>
          <text:p text:style-name="P22"><text:span text:style-name="Strong">Data Storage:</text:span><text:s/>Store car details, service records, and owner information securely.</text:p>
        </text:list-item>
        <text:list-item>
          <text:p text:style-name="P23"><text:span text:style-name="Strong">Integration:</text:span><text:s/>Third-party API integration for VIN decoding.</text:p>
        </text:list-item>
        <text:list-item>
          <text:p text:style-name="P24"><text:span text:style-name="Strong">Search and Reporting:</text:span><text:s/>Efficient searching and comprehensive reporting of service history.</text:p>
        </text:list-item>
        <text:list-item>
          <text:p text:style-name="P25"><text:span text:style-name="Strong">Notification:</text:span><text:s/>Alerts for upcoming service due dates and critical updates.</text:p>
        </text:list-item>
      </text:list>
      <text:p text:style-name="NormalWeb"><text:span text:style-name="Strong">Constraints:</text:span></text:p>
      <text:list text:style-name="LFO3" text:continue-numbering="true">
        <text:list-item>
          <text:p text:style-name="P26">Compliance with data protection regulations (GDPR, local laws).</text:p>
        </text:list-item>
        <text:list-item>
          <text:p text:style-name="P27">Scalability to handle potentially large volumes of service records.</text:p>
        </text:list-item>
        <text:list-item>
          <text:p text:style-name="P28">Availability and reliability of AWS services.</text:p>
        </text:list-item>
      </text:list>
      <text:h text:style-name="Heading3" text:outline-level="3">2. User Flow</text:h>
      <text:p text:style-name="NormalWeb"><text:span text:style-name="Strong">User Stories:</text:span></text:p>
      <text:list text:style-name="LFO4" text:continue-numbering="true">
        <text:list-item>
          <text:p text:style-name="P29"><text:span text:style-name="Strong">Car Owner:</text:span></text:p>
          <text:list text:continue-numbering="true">
            <text:list-item>
              <text:p text:style-name="P30">Login to view and update service history.</text:p>
            </text:list-item>
            <text:list-item>
              <text:p text:style-name="P31">Add new service records.</text:p>
            </text:list-item>
            <text:list-item>
              <text:p text:style-name="P32">Receive alerts for upcoming services.</text:p>
            </text:list-item>
          </text:list>
        </text:list-item>
        <text:list-item>
          <text:p text:style-name="P33"><text:span text:style-name="Strong">Service Provider:</text:span></text:p>
          <text:list text:continue-numbering="true">
            <text:list-item>
              <text:p text:style-name="P34">Access specific service records assigned or authorized by car owners.</text:p>
            </text:list-item>
            <text:list-item>
              <text:p text:style-name="P35">Update service details after completing work.</text:p>
            </text:list-item>
          </text:list>
        </text:list-item>
        <text:list-item>
          <text:p text:style-name="P36"><text:span text:style-name="Strong">Potential Buyer:</text:span></text:p>
          <text:list text:continue-numbering="true">
            <text:list-item>
              <text:p text:style-name="P37">Retrieve and review comprehensive service history reports before purchasing a used car.</text:p>
            </text:list-item>
          </text:list>
        </text:list-item>
      </text:list>
      <text:p text:style-name="NormalWeb"><text:span text:style-name="Strong">Flow Diagram:</text:span></text:p>
      <text:list text:style-name="LFO5" text:continue-numbering="true">
        <text:list-item>
          <text:p text:style-name="P38"><text:span text:style-name="Strong">Car Owner Flow:</text:span></text:p>
          <text:list text:continue-numbering="true">
            <text:list-item>
              <text:p text:style-name="P39">Login → View Dashboard → Add Service Record → View History → Receive Alerts</text:p>
            </text:list-item>
          </text:list>
        </text:list-item>
        <text:list-item>
          <text:p text:style-name="P40"><text:span text:style-name="Strong">Service Provider Flow:</text:span></text:p>
          <text:soft-page-break/>
          <text:list text:continue-numbering="true">
            <text:list-item>
              <text:p text:style-name="P41">Login → View Assigned Records → Update Service Details</text:p>
            </text:list-item>
          </text:list>
        </text:list-item>
        <text:list-item>
          <text:p text:style-name="P42"><text:span text:style-name="Strong">Potential Buyer Flow:</text:span></text:p>
          <text:list text:continue-numbering="true">
            <text:list-item>
              <text:p text:style-name="P43">Search by VIN → View Service History → Generate Report</text:p>
            </text:list-item>
          </text:list>
        </text:list-item>
      </text:list>
      <text:h text:style-name="Heading3" text:outline-level="3">3. System Architecture</text:h>
      <text:p text:style-name="NormalWeb"><text:span text:style-name="Strong">Components:</text:span></text:p>
      <text:list text:style-name="LFO6" text:continue-numbering="true">
        <text:list-item>
          <text:p text:style-name="P44"><text:span text:style-name="Strong">Backend:</text:span><text:s/>Python with Flask or Django.</text:p>
        </text:list-item>
        <text:list-item>
          <text:p text:style-name="P45"><text:span text:style-name="Strong">Database:</text:span><text:s/>AWS DynamoDB for NoSQL storage of service records and AWS RDS for relational data (car details, user information).</text:p>
        </text:list-item>
        <text:list-item>
          <text:p text:style-name="P46"><text:span text:style-name="Strong">Authentication:</text:span><text:s/>AWS Cognito for secure user authentication and authorization.</text:p>
        </text:list-item>
        <text:list-item>
          <text:p text:style-name="P47"><text:span text:style-name="Strong">Data Storage:</text:span><text:s/>AWS S3 for storing documents related to service records.</text:p>
        </text:list-item>
        <text:list-item>
          <text:p text:style-name="P48"><text:span text:style-name="Strong">Integration:</text:span><text:s/>Third-party VIN decoding API.</text:p>
        </text:list-item>
        <text:list-item>
          <text:p text:style-name="P49"><text:span text:style-name="Strong">Notification:</text:span><text:s/>AWS SNS for sending alerts.</text:p>
        </text:list-item>
        <text:list-item>
          <text:p text:style-name="P50"><text:span text:style-name="Strong">Frontend:</text:span><text:s/>Web application using AWS Amplify or Elastic Beanstalk, and a mobile app using React Native or Flutter.</text:p>
        </text:list-item>
      </text:list>
      <text:h text:style-name="Heading3" text:outline-level="3">4. Designing the Python System</text:h>
      <text:list text:style-name="LFO7" text:continue-numbering="true">
        <text:list-item>
          <text:p text:style-name="P51"><text:span text:style-name="Strong">Backend Development:</text:span><text:s/>Use Flask or Django to implement CRUD APIs for managing service records.</text:p>
        </text:list-item>
        <text:list-item>
          <text:p text:style-name="P52"><text:span text:style-name="Strong">Database Design:</text:span><text:s/>Design schemas for DynamoDB (service records) and RDS (car details, user information).</text:p>
        </text:list-item>
        <text:list-item>
          <text:p text:style-name="P53"><text:span text:style-name="Strong">Authentication Setup:</text:span><text:s/>Configure AWS Cognito for user authentication and roles.</text:p>
        </text:list-item>
        <text:list-item>
          <text:p text:style-name="P54"><text:span text:style-name="Strong">Data Storage and Integration:</text:span><text:s/>Implement logic to store documents in S3 and integrate VIN decoding API.</text:p>
        </text:list-item>
        <text:list-item>
          <text:p text:style-name="P55"><text:span text:style-name="Strong">Search and Reporting:</text:span><text:s/>Develop efficient search functionalities and reporting mechanisms.</text:p>
        </text:list-item>
        <text:list-item>
          <text:p text:style-name="P56"><text:span text:style-name="Strong">Notification Service:</text:span><text:s/>Implement alerts using AWS SNS based on service history data.</text:p>
        </text:list-item>
      </text:list>
      <text:h text:style-name="Heading3" text:outline-level="3">Example User Flow (Web Application):</text:h>
      <text:list text:style-name="LFO8" text:continue-numbering="true">
        <text:list-item>
          <text:p text:style-name="P57"><text:span text:style-name="Strong">Car Owner:</text:span></text:p>
          <text:list text:continue-numbering="true">
            <text:list-item>
              <text:p text:style-name="P58">Login to Dashboard.</text:p>
            </text:list-item>
            <text:list-item>
              <text:p text:style-name="P59">View current service history.</text:p>
            </text:list-item>
            <text:list-item>
              <text:p text:style-name="P60">Add new service record with details.</text:p>
            </text:list-item>
            <text:list-item>
              <text:p text:style-name="P61">Receive notification for upcoming service.</text:p>
            </text:list-item>
            <text:list-item>
              <text:p text:style-name="P62">View comprehensive service history report.</text:p>
            </text:list-item>
          </text:list>
        </text:list-item>
        <text:list-item>
          <text:p text:style-name="P63"><text:span text:style-name="Strong">Service Provider:</text:span></text:p>
          <text:list text:continue-numbering="true">
            <text:list-item>
              <text:p text:style-name="P64">Login and view assigned service records.</text:p>
            </text:list-item>
            <text:list-item>
              <text:p text:style-name="P65">Update service details after completion.</text:p>
            </text:list-item>
            <text:list-item>
              <text:p text:style-name="P66">Upload related documents (invoices, reports).</text:p>
            </text:list-item>
          </text:list>
        </text:list-item>
        <text:list-item>
          <text:p text:style-name="P67"><text:span text:style-name="Strong">Potential Buyer:</text:span></text:p>
          <text:list text:continue-numbering="true">
            <text:list-item>
              <text:p text:style-name="P68">Search for a car by VIN.</text:p>
            </text:list-item>
            <text:list-item>
              <text:p text:style-name="P69">Access detailed service history.</text:p>
            </text:list-item>
            <text:list-item>
              <text:p text:style-name="P70">Generate and review service history report.</text:p>
            </text:list-item>
          </text:list>
        </text:list-item>
      </text:list>
      <text:h text:style-name="Heading3" text:outline-level="3">Implementation Tips:</text:h>
      <text:list text:style-name="LFO9" text:continue-numbering="true">
        <text:list-item>
          <text:p text:style-name="P71"><text:span text:style-name="Strong">Modular Development:</text:span><text:s/>Break down functionalities into reusable modules.</text:p>
        </text:list-item>
        <text:list-item>
          <text:p text:style-name="P72"><text:span text:style-name="Strong">AWS Services:</text:span><text:s/>Utilize AWS SDKs (Boto3 for Python) for seamless integration.</text:p>
        </text:list-item>
        <text:list-item>
          <text:p text:style-name="P73"><text:span text:style-name="Strong">Testing:</text:span><text:s/>Implement unit tests for each module and integration tests for system components.</text:p>
        </text:list-item>
        <text:list-item>
          <text:p text:style-name="P74"><text:span text:style-name="Strong">Scalability:</text:span><text:s/>Design for horizontal scalability using AWS auto-scaling features.</text:p>
        </text:list-item>
      </text:list>
      <text:p text:style-name="Normal"/>
      <text:p text:style-name="P75"/>
      <text:h text:style-name="Heading3" text:outline-level="3"><text:s/>Classes for the System:</text:h>
      <text:list text:style-name="LFO10" text:continue-numbering="true">
        <text:list-item>
          <text:p text:style-name="P76"><text:span text:style-name="Strong">User Class (or User Management):</text:span></text:p>
          <text:list text:continue-numbering="true">
            <text:list-item>
              <text:p text:style-name="P77">Responsible for user authentication and authorization.</text:p>
            </text:list-item>
            <text:list-item>
              <text:p text:style-name="P78">Methods for login, logout, user role management.</text:p>
            </text:list-item>
            <text:list-item>
              <text:p text:style-name="P79">Attributes: User ID, username, roles.2</text:p>
            </text:list-item>
          </text:list>
        </text:list-item>
        <text:list-item>
          <text:p text:style-name="P80"><text:span text:style-name="Strong">Car Class:</text:span></text:p>
          <text:list text:continue-numbering="true">
            <text:list-item>
              <text:p text:style-name="P81">Represents a car with attributes such as VIN, make, model, year.</text:p>
            </text:list-item>
            <text:list-item>
              <text:p text:style-name="P82">Methods for retrieving car details and updating information.</text:p>
            </text:list-item>
          </text:list>
        </text:list-item>
        <text:list-item>
          <text:p text:style-name="P83"><text:span text:style-name="Strong">ServiceRecord Class:</text:span></text:p>
          <text:list text:continue-numbering="true">
            <text:list-item>
              <text:p text:style-name="P84">Represents a service record for a specific car.</text:p>
            </text:list-item>
            <text:list-item>
              <text:p text:style-name="P85">Attributes: Date, type of service (maintenance, repair, inspection), service provider, cost, notes.</text:p>
            </text:list-item>
            <text:list-item>
              <text:p text:style-name="P86">Methods for CRUD operations on service records.</text:p>
            </text:list-item>
          </text:list>
        </text:list-item>
        <text:list-item>
          <text:p text:style-name="P87"><text:span text:style-name="Strong">ServiceProvider Class:</text:span></text:p>
          <text:list text:continue-numbering="true">
            <text:list-item>
              <text:p text:style-name="P88">Represents a service provider (e.g., garage, dealership).</text:p>
            </text:list-item>
            <text:list-item>
              <text:p text:style-name="P89">Attributes: Name, contact information.</text:p>
            </text:list-item>
            <text:list-item>
              <text:p text:style-name="P90">Methods for managing service provider details and assigned service records.</text:p>
            </text:list-item>
          </text:list>
        </text:list-item>
        <text:list-item>
          <text:p text:style-name="P91"><text:span text:style-name="Strong">NotificationService Class:</text:span></text:p>
          <text:list text:continue-numbering="true">
            <text:list-item>
              <text:p text:style-name="P92">Handles notifications and alerts.</text:p>
            </text:list-item>
            <text:list-item>
              <text:p text:style-name="P93">Methods for sending notifications to users (e.g., upcoming service reminders).</text:p>
            </text:list-item>
          </text:list>
        </text:list-item>
        <text:list-item>
          <text:p text:style-name="P94"><text:span text:style-name="Strong">DataStorage Class (or Database Interaction):</text:span></text:p>
          <text:list text:continue-numbering="true">
            <text:list-item>
              <text:p text:style-name="P95">Handles interactions with the database (AWS DynamoDB or RDS).</text:p>
            </text:list-item>
            <text:list-item>
              <text:p text:style-name="P96">Methods for storing and retrieving car details, user information, and service records.</text:p>
            </text:list-item>
          </text:list>
        </text:list-item>
        <text:list-item>
          <text:p text:style-name="P97"><text:span text:style-name="Strong">DocumentStorage Class:</text:span></text:p>
          <text:list text:continue-numbering="true">
            <text:list-item>
              <text:p text:style-name="P98">Manages storage and retrieval of documents related to service records (using AWS S3).</text:p>
            </text:list-item>
            <text:list-item>
              <text:p text:style-name="P99">Methods for uploading, downloading, and deleting documents.</text:p>
            </text:list-item>
          </text:list>
        </text:list-item>
        <text:list-item>
          <text:p text:style-name="P100"><text:span text:style-name="Strong">VINDecoder Class:</text:span></text:p>
          <text:list text:continue-numbering="true">
            <text:list-item>
              <text:p text:style-name="P101">Integrates with VIN decoding APIs.</text:p>
            </text:list-item>
            <text:list-item>
              <text:p text:style-name="P102">Methods for decoding VIN and retrieving car details automatically.</text:p>
            </text:list-item>
          </text:list>
        </text:list-item>
      </text:list>
      <text:h text:style-name="Heading3" text:outline-level="3">Implementation Notes:</text:h>
      <text:list text:style-name="LFO11" text:continue-numbering="true">
        <text:list-item>
          <text:p text:style-name="P103"><text:span text:style-name="Strong">Encapsulation:</text:span><text:s/>Each class encapsulates related attributes and methods, promoting clean code and easier maintenance.</text:p>
        </text:list-item>
        <text:list-item>
          <text:p text:style-name="P104"><text:span text:style-name="Strong">Separation of Concerns:</text:span><text:s/>Classes handle specific responsibilities (e.g., authentication, data storage), adhering to the Single Responsibility Principle.</text:p>
        </text:list-item>
        <text:list-item>
          <text:p text:style-name="P105"><text:span text:style-name="Strong">Composition:</text:span><text:s/>Classes like<text:s/><text:span text:style-name="T106">DataStorage</text:span>,<text:s/><text:span text:style-name="T107">DocumentStorage</text:span>, and<text:s/><text:span text:style-name="T108">VINDecoder</text:span><text:s/>can be used as components within other classes to promote code reuse.</text:p>
        </text:list-item>
      </text:list>
      <text:h text:style-name="Heading3" text:outline-level="3">Further Considerations:</text:h>
      <text:list text:style-name="LFO12" text:continue-numbering="true">
        <text:list-item>
          <text:p text:style-name="P109"><text:span text:style-name="Strong">Error Handling:</text:span><text:s/>Implement robust error handling mechanisms, especially when interacting with external APIs or services.</text:p>
        </text:list-item>
        <text:list-item>
          <text:p text:style-name="P110"><text:span text:style-name="Strong">Testing:</text:span><text:s/>Write unit tests for each class to ensure they perform as expected.</text:p>
        </text:list-item>
        <text:list-item>
          <text:p text:style-name="P111"><text:span text:style-name="Strong">Documentation:</text:span><text:s/>Maintain clear documentation for each class and its methods to facilitate future development and maintenance.</text:p>
        </text:list-item>
      </text:list>
      <text:p text:style-name="P112"/>
      <text:p text:style-name="Normal"/>
      <text:p text:style-name="P113"/>
      <text:soft-page-break/>
      <text:p text:style-name="Normal">Based on the detailed documentation provided, here's a proposed class diagram and relationships for your Digital Car Service History Management System using Python and AWS. Let's outline the classes and their relationships based on the requirements and functionalities described:</text:p>
      <text:p text:style-name="Normal"/>
      <text:p text:style-name="P114">Class Diagram and Relationships</text:p>
      <text:p text:style-name="Normal"/>
      <text:p text:style-name="Normal">1. User Class</text:p>
      <text:p text:style-name="Normal"><text:s text:c="3"/>- Responsible for user authentication and authorization.</text:p>
      <text:p text:style-name="Normal"><text:s text:c="3"/>- Methods for login, logout, user role management.</text:p>
      <text:p text:style-name="Normal"><text:s text:c="3"/>- Attributes: User ID, username, roles.</text:p>
      <text:p text:style-name="Normal"/>
      <text:p text:style-name="Normal">2. **Car Class**</text:p>
      <text:p text:style-name="Normal"><text:s text:c="3"/>- Represents a car with attributes such as VIN, make, model, year.</text:p>
      <text:p text:style-name="Normal"><text:s text:c="3"/>- Methods for retrieving car details and updating information.</text:p>
      <text:p text:style-name="Normal"><text:s text:c="3"/>- Relationships:</text:p>
      <text:p text:style-name="Normal"><text:s text:c="5"/>- **One-to-Many** with ServiceRecord: One car can have multiple service records.</text:p>
      <text:p text:style-name="Normal"/>
      <text:p text:style-name="Normal">3. **ServiceRecord Class**</text:p>
      <text:p text:style-name="Normal"><text:s text:c="3"/>- Represents a service record for a specific car.</text:p>
      <text:p text:style-name="Normal"><text:s text:c="3"/>- Attributes: Date, type of service (maintenance, repair, inspection), service provider, cost, notes.</text:p>
      <text:p text:style-name="Normal"><text:s text:c="3"/>- Methods for CRUD operations on service records.</text:p>
      <text:p text:style-name="Normal"><text:s text:c="3"/>- Relationships:</text:p>
      <text:p text:style-name="Normal"><text:s text:c="5"/>- **Many-to-One** with Car: Many service records belong to one car.</text:p>
      <text:p text:style-name="Normal"><text:s text:c="5"/>- **Many-to-One** with ServiceProvider: Many service records can be associated with one service provider.</text:p>
      <text:p text:style-name="Normal"/>
      <text:p text:style-name="Normal">4. **ServiceProvider Class**</text:p>
      <text:p text:style-name="Normal"><text:s text:c="3"/>- Represents a service provider (e.g., garage, dealership).</text:p>
      <text:p text:style-name="Normal"><text:s text:c="3"/>- Attributes: Name, contact information.</text:p>
      <text:p text:style-name="Normal"><text:s text:c="3"/>- Methods for managing service provider details and assigned service records.</text:p>
      <text:soft-page-break/>
      <text:p text:style-name="Normal"><text:s text:c="3"/>- Relationships:</text:p>
      <text:p text:style-name="Normal"><text:s text:c="5"/>- **One-to-Many** with ServiceRecord: One service provider can have multiple service records.</text:p>
      <text:p text:style-name="Normal"/>
      <text:p text:style-name="Normal">5. **NotificationService Class**</text:p>
      <text:p text:style-name="Normal"><text:s text:c="3"/>- Handles notifications and alerts.</text:p>
      <text:p text:style-name="Normal"><text:s text:c="3"/>- Methods for sending notifications to users (e.g., upcoming service reminders).</text:p>
      <text:p text:style-name="Normal"><text:s text:c="3"/>- Relationships:</text:p>
      <text:p text:style-name="Normal"><text:s text:c="5"/>- **One-to-Many** with User: One notification service handles notifications for multiple users.</text:p>
      <text:p text:style-name="Normal"/>
      <text:p text:style-name="Normal">6. **DataStorage Class**</text:p>
      <text:p text:style-name="Normal"><text:s text:c="3"/>- Handles interactions with the database (AWS DynamoDB or RDS).</text:p>
      <text:p text:style-name="Normal"><text:s text:c="3"/>- Methods for storing and retrieving car details, user information, and service records.</text:p>
      <text:p text:style-name="Normal"><text:s text:c="3"/>- Relationships:</text:p>
      <text:p text:style-name="Normal"><text:s text:c="5"/>- **Aggregation** with other classes to access and store data in DynamoDB or RDS.</text:p>
      <text:p text:style-name="Normal"/>
      <text:p text:style-name="Normal">7. **DocumentStorage Class**</text:p>
      <text:p text:style-name="Normal"><text:s text:c="3"/>- Manages storage and retrieval of documents related to service records (using AWS S3).</text:p>
      <text:p text:style-name="Normal"><text:s text:c="3"/>- Methods for uploading, downloading, and deleting documents.</text:p>
      <text:p text:style-name="Normal"><text:s text:c="3"/>- Relationships:</text:p>
      <text:p text:style-name="Normal"><text:s text:c="5"/>- **Aggregation** with ServiceRecord: Each service record may have related documents stored in S3.</text:p>
      <text:p text:style-name="Normal"/>
      <text:p text:style-name="Normal">8. **VINDecoder Class**</text:p>
      <text:p text:style-name="Normal"><text:s text:c="3"/>- Integrates with VIN decoding APIs.</text:p>
      <text:p text:style-name="Normal"><text:s text:c="3"/>- Methods for decoding VIN and retrieving car details automatically.</text:p>
      <text:p text:style-name="Normal"><text:s text:c="3"/>- Relationships:</text:p>
      <text:p text:style-name="Normal"><text:s text:c="5"/>- **Dependency** on Car: Used to automatically populate car details during creation or update.</text:p>
      <text:p text:style-name="Normal"/>
      <text:p text:style-name="Normal">### Explanation of Relationships</text:p>
      <text:p text:style-name="Normal"/>
      <text:p text:style-name="Normal">- **User &amp; User Roles**: Users can have different roles (car owner, service provider, potential buyer), managed by the User class.</text:p>
      <text:p text:style-name="Normal"><text:s text:c="2"/></text:p>
      <text:p text:style-name="Normal">- **Car &amp; ServiceRecord**: Each car can have multiple service records associated with it (One-to-Many relationship).</text:p>
      <text:p text:style-name="Normal"/>
      <text:p text:style-name="Normal">- **ServiceRecord &amp; ServiceProvider**: Each service record is associated with one service provider, who performed the service (Many-to-One relationship).</text:p>
      <text:p text:style-name="Normal"/>
      <text:p text:style-name="Normal">- **DocumentStorage &amp; ServiceRecord**: Documents related to a service record are stored in S3, linked through aggregation.</text:p>
      <text:p text:style-name="Normal"/>
      <text:p text:style-name="Normal">- **NotificationService &amp; User**: Notifications are sent to users based on events such as upcoming service due dates, establishing a One-to-Many relationship.</text:p>
      <text:p text:style-name="Normal"/>
      <text:p text:style-name="Normal">### Implementation Notes</text:p>
      <text:p text:style-name="Normal"/>
      <text:p text:style-name="Normal">- **Encapsulation**: Each class encapsulates specific functionalities, adhering to the Single Responsibility Principle.</text:p>
      <text:p text:style-name="Normal"><text:s text:c="2"/></text:p>
      <text:p text:style-name="Normal">- **Composition**: Classes like DataStorage, DocumentStorage, and VINDecoder are used as components within other classes, promoting reusability and modular design.</text:p>
      <text:p text:style-name="Normal"/>
      <text:p text:style-name="Normal">- **Error Handling &amp; Testing**: Implement robust error handling mechanisms and write unit tests for each class to ensure reliability and functionality.</text:p>
      <text:p text:style-name="Normal"/>
      <text:p text:style-name="Normal">By structuring your system using these classes and their relationships, you can effectively model the Digital Car Service History Management System, aligning closely with the outlined requirements and functionalit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tlego Ralehlaka</meta:initial-creator>
    <dc:creator>Katlego Ralehlaka</dc:creator>
    <meta:creation-date>2024-06-24T20:12:00Z</meta:creation-date>
    <dc:date>2024-07-10T00:53:00Z</dc:date>
    <meta:template xlink:href="Normal" xlink:type="simple"/>
    <meta:editing-cycles>1</meta:editing-cycles>
    <meta:editing-duration>PT559320S</meta:editing-duration>
    <meta:document-statistic meta:page-count="11" meta:paragraph-count="25" meta:word-count="1943" meta:character-count="12994" meta:row-count="92" meta:non-whitespace-character-count="11076"/>
  </office:meta>
</office:document-meta>
</file>